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2" style:family="table-row">
      <style:table-row-properties style:min-row-height="0.3972in" style:use-optimal-row-height="false"/>
    </style:style>
    <style:style style:name="TableCell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ize="15pt" style:font-size-asian="15pt" style:font-size-complex="14pt" style:script-type="complex"/>
    </style:style>
    <style:style style:name="T87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577in" style:use-optimal-column-width="false"/>
    </style:style>
    <style:style style:name="TableColumn251" style:family="table-column">
      <style:table-column-properties style:column-width="3.1083in" style:use-optimal-column-width="false"/>
    </style:style>
    <style:style style:name="TableColumn252" style:family="table-column">
      <style:table-column-properties style:column-width="0.534in" style:use-optimal-column-width="false"/>
    </style:style>
    <style:style style:name="TableColumn253" style:family="table-column">
      <style:table-column-properties style:column-width="3.2159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5034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T36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3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8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text-properties fo:font-size="18pt" style:font-size-asian="18pt" style:font-size-complex="18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40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fo:font-size="18pt" style:font-size-asian="18pt" style:font-size-complex="1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1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fo:font-size="16pt" style:font-size-asian="16pt" style:font-size-complex="16pt"/>
    </style:style>
    <style:style style:name="T42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fo:font-size="16pt" style:font-size-asian="16pt" style:font-size-complex="16pt"/>
    </style:style>
    <style:style style:name="T43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fo:font-size="18pt" style:font-size-asian="18pt" style:font-size-complex="1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fo:font-size="16pt" style:font-size-asian="16pt" style:font-size-complex="16pt"/>
    </style:style>
    <style:style style:name="T44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0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6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7" style:parent-style-name="Normal" style:family="paragraph">
      <style:paragraph-properties fo:text-align="center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7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fo:color="#212121" fo:font-size="14pt" style:font-size-asian="14pt" style:font-size-complex="14pt" style:script-type="complex"/>
    </style:style>
    <style:style style:name="T47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4" style:parent-style-name="DefaultParagraphFont" style:family="text">
      <style:text-properties fo:color="#212121" fo:font-size="14pt" style:font-size-asian="14pt" style:font-size-complex="14pt" style:script-type="complex"/>
    </style:style>
    <style:style style:name="P47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8" style:parent-style-name="DefaultParagraphFont" style:family="text">
      <style:text-properties fo:color="#212121" fo:font-size="14pt" style:font-size-asian="14pt" style:font-size-complex="14pt" style:script-type="complex"/>
    </style:style>
    <style:style style:name="T47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0" style:parent-style-name="DefaultParagraphFont" style:family="text">
      <style:text-properties fo:color="#212121" fo:font-size="14pt" style:font-size-asian="14pt" style:font-size-complex="14pt" style:script-type="complex"/>
    </style:style>
    <style:style style:name="T481" style:parent-style-name="DefaultParagraphFont" style:family="text">
      <style:text-properties style:language-asian="en" style:country-asian="IN"/>
    </style:style>
    <style:style style:name="P48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2">
            <text:p text:style-name="P13"><text:span text:style-name="T14">सूचना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वॉशरूम</text:span>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TableContents"><text:span text:style-name="T24"><text:s/>आपका स्वागत है</text:span></text:p>
          </table:table-cell>
          <table:table-cell table:style-name="TableCell25">
            <text:p text:style-name="P26">26</text:p>
          </table:table-cell>
          <table:table-cell table:style-name="TableCell27">
            <text:p text:style-name="TableContents"><text:span text:style-name="T28"><text:s/></text:span><text:span text:style-name="T29"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</text:span><text:span text:style-name="T60">5</text:span><text:span text:style-name="T61"><text:s/></text:span><text:span text:style-name="T62">मिनट बाद वाशरूम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TableContents"><text:span text:style-name="T67"><text:s/>सामान की सुरक्षा</text:span></text:p>
          </table:table-cell>
          <table:table-cell table:style-name="TableCell68">
            <text:p text:style-name="P69">30</text:p>
          </table:table-cell>
          <table:table-cell table:style-name="TableCell70">
            <text:p text:style-name="TableContents"><text:span text:style-name="T71"><text:s/>वाशरूम के लिए रुकते समय</text:span></text:p>
          </table:table-cell>
        </table:table-row>
        <table:table-row table:style-name="TableRow72">
          <table:table-cell table:style-name="TableCell73">
            <text:p text:style-name="P74">6</text:p>
          </table:table-cell>
          <table:table-cell table:style-name="TableCell75">
            <text:p text:style-name="TableContents"><text:span text:style-name="T76"><text:s/>डिनर -<text:s/></text:span><text:span text:style-name="T77">नही रुकेगी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Standard"><text:span text:style-name="T86"><text:s/></text:span><text:span text:style-name="T87">गुड मॉर्निंग<text:s/></text:span><text:span text:style-name="T88">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0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1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0"/>
          </table:table-cell>
          <table:table-cell table:style-name="TableCell261">
            <text:p text:style-name="P262"><text:span text:style-name="T263">सोलापूर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<text:span text:style-name="T268">नागपूर</text:span></text:p>
          </table:table-cell>
        </table:table-row>
        <table:table-row table:style-name="TableRow269">
          <table:table-cell table:style-name="TableCell270">
            <text:p text:style-name="P271">41</text:p>
          </table:table-cell>
          <table:table-cell table:style-name="TableCell272">
            <text:p text:style-name="TableContents"><text:span text:style-name="T273"><text:s/>वर्धा</text:span></text:p>
          </table:table-cell>
          <table:table-cell table:style-name="TableCell274">
            <text:p text:style-name="P275">71</text:p>
          </table:table-cell>
          <table:table-cell table:style-name="TableCell276">
            <text:p text:style-name="TableContents"><text:span text:style-name="T277"><text:s/>लातूर</text:span></text:p>
          </table:table-cell>
        </table:table-row>
        <table:table-row table:style-name="TableRow278">
          <table:table-cell table:style-name="TableCell279">
            <text:p text:style-name="P280">42</text:p>
          </table:table-cell>
          <table:table-cell table:style-name="TableCell281">
            <text:p text:style-name="TableContents"><text:span text:style-name="T282"><text:s/>यवतमाळ<text:s/></text:span><text:span text:style-name="T283">, <text:s/></text:span><text:span text:style-name="T284">बस <text:s text:c="2"/>स्टॅन्ड</text:span></text:p>
          </table:table-cell>
          <table:table-cell table:style-name="TableCell285">
            <text:p text:style-name="P286">72</text:p>
          </table:table-cell>
          <table:table-cell table:style-name="TableCell287">
            <text:p text:style-name="TableContents"><text:span text:style-name="T288"><text:s/>अहमदपूर</text:span></text:p>
          </table:table-cell>
        </table:table-row>
        <table:table-row table:style-name="TableRow289">
          <table:table-cell table:style-name="TableCell290">
            <text:p text:style-name="P291">43</text:p>
          </table:table-cell>
          <table:table-cell table:style-name="TableCell292">
            <text:p text:style-name="TableContents"><text:span text:style-name="T293"><text:s/>उमरखेड</text:span></text:p>
          </table:table-cell>
          <table:table-cell table:style-name="TableCell294">
            <text:p text:style-name="P295">73</text:p>
          </table:table-cell>
          <table:table-cell table:style-name="TableCell296">
            <text:p text:style-name="TableContents"><text:span text:style-name="T297"><text:s/>नांदेड</text:span></text:p>
          </table:table-cell>
        </table:table-row>
        <table:table-row table:style-name="TableRow298">
          <table:table-cell table:style-name="TableCell299">
            <text:p text:style-name="P300">44</text:p>
          </table:table-cell>
          <table:table-cell table:style-name="TableCell301">
            <text:p text:style-name="TableContents"><text:span text:style-name="T302"><text:s/>नांदेड</text:span></text:p>
          </table:table-cell>
          <table:table-cell table:style-name="TableCell303">
            <text:p text:style-name="P304">74</text:p>
          </table:table-cell>
          <table:table-cell table:style-name="TableCell305">
            <text:p text:style-name="TableContents"><text:span text:style-name="T306"><text:s/>उमरखेड</text:span></text:p>
          </table:table-cell>
        </table:table-row>
        <table:table-row table:style-name="TableRow307">
          <table:table-cell table:style-name="TableCell308">
            <text:p text:style-name="P309">45</text:p>
          </table:table-cell>
          <table:table-cell table:style-name="TableCell310">
            <text:p text:style-name="TableContents"><text:span text:style-name="T311"><text:s/>हिंगोली गेट</text:span></text:p>
          </table:table-cell>
          <table:table-cell table:style-name="TableCell312">
            <text:p text:style-name="P313">75</text:p>
          </table:table-cell>
          <table:table-cell table:style-name="TableCell314">
            <text:p text:style-name="TableContents"><text:span text:style-name="T315"><text:s/>यवतमाळ<text:s/></text:span><text:span text:style-name="T316">, <text:s/></text:span><text:span text:style-name="T317">बस <text:s text:c="2"/>स्टॅन्ड</text:span></text:p>
          </table:table-cell>
        </table:table-row>
        <table:table-row table:style-name="TableRow318">
          <table:table-cell table:style-name="TableCell319">
            <text:p text:style-name="P320">46</text:p>
          </table:table-cell>
          <table:table-cell table:style-name="TableCell321">
            <text:p text:style-name="TableContents"><text:span text:style-name="T322"><text:s/>अहमदपूर</text:span></text:p>
          </table:table-cell>
          <table:table-cell table:style-name="TableCell323">
            <text:p text:style-name="P324">76</text:p>
          </table:table-cell>
          <table:table-cell table:style-name="TableCell325">
            <text:p text:style-name="TableContents"><text:span text:style-name="T326"><text:s/>वर्धा</text:span></text:p>
          </table:table-cell>
        </table:table-row>
        <table:table-row table:style-name="TableRow327">
          <table:table-cell table:style-name="TableCell328">
            <text:p text:style-name="P329">47</text:p>
          </table:table-cell>
          <table:table-cell table:style-name="TableCell330">
            <text:p text:style-name="TableContents"><text:span text:style-name="T331"><text:s/>ताज <text:s/>हॉटेल<text:s/></text:span><text:span text:style-name="T332">,</text:span><text:span text:style-name="T333"><text:s/></text:span><text:span text:style-name="T334">लातूर</text:span></text:p>
          </table:table-cell>
          <table:table-cell table:style-name="TableCell335">
            <text:p text:style-name="P336">77</text:p>
          </table:table-cell>
          <table:table-cell table:style-name="TableCell337">
            <text:p text:style-name="TableContents"><text:span text:style-name="T338"><text:s/>छञपती चौक</text:span></text:p>
          </table:table-cell>
        </table:table-row>
        <table:table-row table:style-name="TableRow339">
          <table:table-cell table:style-name="TableCell340">
            <text:p text:style-name="P341">48</text:p>
          </table:table-cell>
          <table:table-cell table:style-name="TableCell342">
            <text:p text:style-name="TableContents"><text:span text:style-name="T343"><text:s/>तुळजापूर</text:span></text:p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<text:s/>रहाटे कॉलनी</text:span></text:p>
          </table:table-cell>
        </table:table-row>
        <table:table-row table:style-name="TableRow348">
          <table:table-cell table:style-name="TableCell349">
            <text:p text:style-name="P350">49</text:p>
          </table:table-cell>
          <table:table-cell table:style-name="TableCell351">
            <text:p text:style-name="TableContents"><text:span text:style-name="T352"><text:s/>सोलापूर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><text:span text:style-name="T356"><text:s/>गणेशपेठ</text:span><text:span text:style-name="T357">,<text:s/></text:span><text:span text:style-name="T358">बस <text:s text:c="2"/>स्टॅन्ड</text:span></text:p>
          </table:table-cell>
        </table:table-row>
        <table:table-row table:style-name="TableRow359">
          <table:table-cell table:style-name="TableCell360" table:number-columns-spanned="2">
            <text:p text:style-name="P361"><text:span text:style-name="T362">पुणे</text:span></text:p>
          </table:table-cell>
          <table:covered-table-cell/>
          <table:table-cell table:style-name="TableCell363">
            <text:p text:style-name="P364">80</text:p>
          </table:table-cell>
          <table:table-cell table:style-name="TableCell365">
            <text:p text:style-name="TableContents"><text:span text:style-name="T366"><text:s/>धरमपेठ <text:s/>लास्ट स्टॉप</text:span></text:p>
          </table:table-cell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नगर</text:span></text:p>
          </table:table-cell>
          <table:table-cell table:style-name="TableCell372">
            <text:p text:style-name="P373">81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<text:s/></text:span><text:span text:style-name="T381">शिकरापुर<text:s/></text:span></text:p>
          </table:table-cell>
          <table:table-cell table:style-name="TableCell382">
            <text:p text:style-name="P383">82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52</text:p>
          </table:table-cell>
          <table:table-cell table:style-name="TableCell389">
            <text:p text:style-name="TableContents"><text:span text:style-name="T390"><text:s/></text:span><text:span text:style-name="T391">वाघोली</text:span></text:p>
          </table:table-cell>
          <table:table-cell table:style-name="TableCell392">
            <text:p text:style-name="P393">83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<text:s/></text:span><text:span text:style-name="T401">चन्दन नगर बाईपास<text:s/></text:span></text:p>
          </table:table-cell>
          <table:table-cell table:style-name="TableCell402">
            <text:p text:style-name="P403">84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4</text:p>
          </table:table-cell>
          <table:table-cell table:style-name="TableCell409">
            <text:p text:style-name="TableContents"><text:span text:style-name="T410"><text:s/></text:span><text:span text:style-name="T411">विमान नगर<text:s/></text:span></text:p>
          </table:table-cell>
          <table:table-cell table:style-name="TableCell412">
            <text:p text:style-name="P413">85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5</text:p>
          </table:table-cell>
          <table:table-cell table:style-name="TableCell419">
            <text:p text:style-name="TableContents"><text:span text:style-name="T420"><text:s/></text:span><text:span text:style-name="T421">येरवडा<text:s/></text:span></text:p>
          </table:table-cell>
          <table:table-cell table:style-name="TableCell422">
            <text:p text:style-name="P423">86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6</text:p>
          </table:table-cell>
          <table:table-cell table:style-name="TableCell429">
            <text:p text:style-name="TableContents"><text:span text:style-name="T430"><text:s/></text:span><text:span text:style-name="T431">नाशिक फाटा<text:s/></text:span></text:p>
          </table:table-cell>
          <table:table-cell table:style-name="TableCell432">
            <text:p text:style-name="P433">87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7</text:p>
          </table:table-cell>
          <table:table-cell table:style-name="TableCell439">
            <text:p text:style-name="TableContents"><text:span text:style-name="T440"><text:s/></text:span><text:span text:style-name="T441">चिंचवड़<text:s/></text:span></text:p>
          </table:table-cell>
          <table:table-cell table:style-name="TableCell442">
            <text:p text:style-name="P443">88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8</text:p>
          </table:table-cell>
          <table:table-cell table:style-name="TableCell449">
            <text:p text:style-name="TableContents"><text:span text:style-name="T450">संगमवाडी</text:span></text:p>
          </table:table-cell>
          <table:table-cell table:style-name="TableCell451">
            <text:p text:style-name="P452">89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9</text:p>
          </table:table-cell>
          <table:table-cell table:style-name="TableCell458">
            <text:p text:style-name="TableContents"><text:span text:style-name="T459">निगड़ी</text:span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</table:table>
      <text:p text:style-name="P464"><text:span text:style-name="T465"><draw:custom-shape svg:x="4.59167in" svg:y="0.12153in" svg:width="2.79167in" svg:height="1.14375in" draw:z-index="251670528" draw:id="id2" draw:style-name="a2" draw:name="Rounded Rectangle 15" text:anchor-type="paragraph"><svg:title/><svg:desc/><text:p text:style-name="P466">Restart BUSFLIX box if Announcement is<text:s/>not playing</text:p><text:p text:style-name="P467"/><text:p text:style-name="P46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9"><text:tab/></text:span></text:p>
      <text:p text:style-name="Footer"><text:span text:style-name="T470">इस्तेमाल <text:s/>–</text:span></text:p>
      <text:p text:style-name="Footer"><text:span text:style-name="T471">1.<text:s/></text:span><text:bookmark-start text:name="tw-target-text"/><text:bookmark-end text:name="tw-target-text"/><text:span text:style-name="T472">सही नंबर दबाएं और तुरंत कीपैड पर ग्रीन</text:span><text:span text:style-name="T473"><text:s/>बटन</text:span><text:span text:style-name="T474"><text:s/>दबाएं।</text:span></text:p>
      <text:p text:style-name="P475"><text:span text:style-name="T476">2.<text:s/></text:span><text:span text:style-name="T477">अन्नोउंसमेंट</text:span><text:span text:style-name="T478"><text:s/>को रोकने के लिए लाल</text:span><text:span text:style-name="T479"><text:s/>बटन</text:span><text:span text:style-name="T480"><text:s/>दबाएं ।</text:span><text:span text:style-name="T481"><draw:frame draw:z-index="251664384" draw:id="id3" draw:style-name="a3" draw:name="Text Box 8" text:anchor-type="paragraph" svg:x="0.92708in" svg:y="2.88611in" svg:width="3.31181in" svg:height="1.28125in" style:rel-width="scale" style:rel-height="scale"><draw:text-box><text:p text:style-name="P48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KHURANA EXPRESS<text:tab/><text:tab/><text:s text:c="8"/>MH 40 AT 0180</text:p>
        <text:p text:style-name="Header"><text:span text:style-name="T10"><text:tab/><text:s text:c="17"/></text:span><text:span text:style-name="T11"><text:tab/>busflix.in</text:span></text:p>
      </style:header>
    </style:master-page>
    <style:master-page style:name="MP1" style:page-layout-name="PL1">
      <style:header>
        <text:p text:style-name="P257">KHURANA EXPRESS<text:tab/><text:tab/>MH 40 AT 0180</text:p>
        <text:p text:style-name="Header"><text:span text:style-name="T258"><text:tab/><text:s text:c="12"/></text:span><text:span text:style-name="T259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47:00Z</meta:creation-date>
    <dc:date>2017-10-04T13:52:00Z</dc:date>
    <meta:template xlink:href="Normal" xlink:type="simple"/>
    <meta:editing-cycles>3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8" meta:character-count="1526" meta:row-count="10" meta:non-whitespace-character-count="1301"/>
  </office:meta>
</office:document-meta>
</file>